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10011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 svg:x="0.00000000000pt" svg:y="0.00002459375pt"/>
          <draw:path draw:style-name="gr3" draw:id="shape3" draw:name="path193" draw:layer="" svg:width="50.12749236807pt" svg:height="100.00000000000pt" svg:viewBox="0 0 50 100" svg:d="M30.6119 99.9523L0 100L0 0L30.4687 0.01592L50.1275 6.32962L30.6123 12.4841L30.6123 12.4841L50.1275 18.8296L30.6123 24.9842L30.6123 24.9842L50.1275 31.3297L30.6123 37.4841L30.6123 37.4841L50.1275 43.8296L30.6123 49.9841L30.6123 49.9841L50.1275 56.3298L30.6123 62.4842L30.6123 62.4842L50.1275 68.8298L30.6123 74.9842L30.6123 74.9842L50.1275 81.3297L30.6123 87.4843L30.6123 87.4843L50.1275 93.8298L30.6123 99.9843" koffice:nodeTypes="ccccccccccccccc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8:06</dc:date>
    <meta:creation-date>2011-05-22T06:10:43</meta:creation-date>
    <dc:creator>Yue Liu</dc:creator>
  </office:meta>
</office:document-meta>
</file>